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ic" svg:font-family="Gothic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24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26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4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8cm" fo:padding-bottom="0.148cm" fo:padding-left="0.273cm" fo:padding-right="0.273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26cm" svg:stroke-color="#eb6617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08cm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19cm" svg:stroke-color="#000001" draw:marker-start="" draw:marker-start-width="0.3cm" draw:marker-start-center="false" draw:marker-end="Arrow_20_concav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2" draw:layer="layout" svg:width="0.724cm" svg:height="0.63cm" svg:x="8.269cm" svg:y="14.457cm">
              <draw:text-box>
                <text:p text:style-name="P1"><text:span text:style-name="T1">A</text:span></text:p>
              </draw:text-box>
            </draw:frame>
            <draw:frame draw:style-name="gr1" draw:text-style-name="P2" draw:layer="layout" svg:width="0.724cm" svg:height="0.63cm" svg:x="7.768cm" svg:y="14.457cm">
              <draw:text-box>
                <text:p text:style-name="P1"><text:span text:style-name="T1">B</text:span></text:p>
              </draw:text-box>
            </draw:frame>
            <draw:frame draw:style-name="gr2" draw:text-style-name="P2" draw:layer="layout" svg:width="0.726cm" svg:height="0.63cm" svg:x="11.76cm" svg:y="14.457cm">
              <draw:text-box>
                <text:p text:style-name="P1"><text:span text:style-name="T1">C</text:span></text:p>
              </draw:text-box>
            </draw:frame>
          </draw:g>
          <draw:line draw:style-name="gr3" draw:text-style-name="P3" draw:layer="layout" svg:x1="7.627cm" svg:y1="14.984cm" svg:x2="7.627cm" svg:y2="15.283cm">
            <text:p/>
          </draw:line>
          <draw:line draw:style-name="gr4" draw:text-style-name="P3" draw:layer="layout" svg:x1="8.127cm" svg:y1="15.037cm" svg:x2="8.127cm" svg:y2="15.236cm">
            <text:p/>
          </draw:line>
          <draw:line draw:style-name="gr4" draw:text-style-name="P3" draw:layer="layout" svg:x1="8.627cm" svg:y1="15.037cm" svg:x2="8.627cm" svg:y2="15.236cm">
            <text:p/>
          </draw:line>
          <draw:line draw:style-name="gr5" draw:text-style-name="P3" draw:layer="layout" svg:x1="9.127cm" svg:y1="15.037cm" svg:x2="9.127cm" svg:y2="15.236cm">
            <text:p/>
          </draw:line>
          <draw:line draw:style-name="gr3" draw:text-style-name="P3" draw:layer="layout" svg:x1="9.627cm" svg:y1="14.984cm" svg:x2="9.627cm" svg:y2="15.283cm">
            <text:p/>
          </draw:line>
          <draw:line draw:style-name="gr5" draw:text-style-name="P3" draw:layer="layout" svg:x1="10.127cm" svg:y1="15.037cm" svg:x2="10.127cm" svg:y2="15.236cm">
            <text:p/>
          </draw:line>
          <draw:line draw:style-name="gr5" draw:text-style-name="P3" draw:layer="layout" svg:x1="10.627cm" svg:y1="15.037cm" svg:x2="10.627cm" svg:y2="15.236cm">
            <text:p/>
          </draw:line>
          <draw:line draw:style-name="gr5" draw:text-style-name="P3" draw:layer="layout" svg:x1="11.127cm" svg:y1="15.037cm" svg:x2="11.127cm" svg:y2="15.236cm">
            <text:p/>
          </draw:line>
          <draw:line draw:style-name="gr3" draw:text-style-name="P3" draw:layer="layout" svg:x1="11.627cm" svg:y1="14.984cm" svg:x2="11.627cm" svg:y2="15.283cm">
            <text:p/>
          </draw:line>
          <draw:line draw:style-name="gr5" draw:text-style-name="P3" draw:layer="layout" svg:x1="12.127cm" svg:y1="15.037cm" svg:x2="12.127cm" svg:y2="15.236cm">
            <text:p/>
          </draw:line>
          <draw:line draw:style-name="gr5" draw:text-style-name="P3" draw:layer="layout" svg:x1="12.627cm" svg:y1="15.037cm" svg:x2="12.627cm" svg:y2="15.236cm">
            <text:p/>
          </draw:line>
          <draw:line draw:style-name="gr5" draw:text-style-name="P3" draw:layer="layout" svg:x1="13.127cm" svg:y1="15.037cm" svg:x2="13.127cm" svg:y2="15.236cm">
            <text:p/>
          </draw:line>
          <draw:line draw:style-name="gr3" draw:text-style-name="P3" draw:layer="layout" svg:x1="13.627cm" svg:y1="14.984cm" svg:x2="13.627cm" svg:y2="15.283cm">
            <text:p/>
          </draw:line>
          <draw:line draw:style-name="gr5" draw:text-style-name="P3" draw:layer="layout" svg:x1="14.127cm" svg:y1="15.037cm" svg:x2="14.127cm" svg:y2="15.236cm">
            <text:p/>
          </draw:line>
          <draw:g>
            <draw:frame draw:style-name="gr6" draw:text-style-name="P2" draw:layer="layout" svg:width="0.708cm" svg:height="0.63cm" svg:x="7.246cm" svg:y="15.187cm">
              <draw:text-box>
                <text:p text:style-name="P1"><text:span text:style-name="T1">0</text:span></text:p>
              </draw:text-box>
            </draw:frame>
            <draw:frame draw:style-name="gr6" draw:text-style-name="P2" draw:layer="layout" svg:width="0.708cm" svg:height="0.63cm" svg:x="9.246cm" svg:y="15.187cm">
              <draw:text-box>
                <text:p text:style-name="P1"><text:span text:style-name="T1">1</text:span></text:p>
              </draw:text-box>
            </draw:frame>
            <draw:frame draw:style-name="gr6" draw:text-style-name="P2" draw:layer="layout" svg:width="0.708cm" svg:height="0.63cm" svg:x="11.247cm" svg:y="15.187cm">
              <draw:text-box>
                <text:p text:style-name="P1"><text:span text:style-name="T1">2</text:span></text:p>
              </draw:text-box>
            </draw:frame>
            <draw:frame draw:style-name="gr6" draw:text-style-name="P2" draw:layer="layout" svg:width="0.708cm" svg:height="0.63cm" svg:x="13.247cm" svg:y="15.187cm">
              <draw:text-box>
                <text:p text:style-name="P1"><text:span text:style-name="T1">3</text:span></text:p>
              </draw:text-box>
            </draw:frame>
          </draw:g>
          <draw:line draw:style-name="gr5" draw:text-style-name="P3" draw:layer="layout" svg:x1="8.627cm" svg:y1="15.037cm" svg:x2="8.627cm" svg:y2="15.236cm">
            <text:p/>
          </draw:line>
          <draw:line draw:style-name="gr5" draw:text-style-name="P3" draw:layer="layout" svg:x1="8.127cm" svg:y1="15.037cm" svg:x2="8.127cm" svg:y2="15.236cm">
            <text:p/>
          </draw:line>
          <draw:line draw:style-name="gr5" draw:text-style-name="P3" draw:layer="layout" svg:x1="12.127cm" svg:y1="15.037cm" svg:x2="12.127cm" svg:y2="15.236cm">
            <text:p/>
          </draw:line>
          <draw:line draw:style-name="gr7" draw:text-style-name="P4" draw:layer="layout" svg:x1="7.629cm" svg:y1="15.138cm" svg:x2="14.63cm" svg:y2="15.13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ic" svg:font-family="Gothic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8T07:25:52.822815727</meta:creation-date>
    <dc:date>2018-05-08T07:26:16.820408921</dc:date>
    <meta:editing-duration>PT24S</meta:editing-duration>
    <meta:editing-cycles>1</meta:editing-cycles>
    <meta:document-statistic meta:object-count="28"/>
    <meta:generator>LibreOffice/6.0.0.3$MacOSX_X86_64 LibreOffice_project/64a0f66915f38c6217de274f0aa8e15618924765</meta:generator>
  </office:meta>
</office:document-meta>
</file>